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f9e" officeooo:paragraph-rsid="00083f9e"/>
    </style:style>
    <style:style style:name="P2" style:family="paragraph" style:parent-style-name="Standard">
      <style:paragraph-properties fo:text-align="center" style:justify-single-word="false"/>
      <style:text-properties officeooo:rsid="00083f9e" officeooo:paragraph-rsid="00083f9e"/>
    </style:style>
    <style:style style:name="P3" style:family="paragraph" style:parent-style-name="Standard">
      <style:text-properties officeooo:rsid="00083f9e" officeooo:paragraph-rsid="002d4c1c"/>
    </style:style>
    <style:style style:name="P4" style:family="paragraph" style:parent-style-name="Standard">
      <style:text-properties officeooo:rsid="00088b26" officeooo:paragraph-rsid="000c887e"/>
    </style:style>
    <style:style style:name="P5" style:family="paragraph" style:parent-style-name="Standard">
      <style:text-properties officeooo:rsid="00088b26" officeooo:paragraph-rsid="000f59bf"/>
    </style:style>
    <style:style style:name="P6" style:family="paragraph" style:parent-style-name="Standard">
      <style:text-properties officeooo:rsid="00088b26" officeooo:paragraph-rsid="00130c1b"/>
    </style:style>
    <style:style style:name="P7" style:family="paragraph" style:parent-style-name="Standard">
      <style:text-properties officeooo:rsid="00088b26" officeooo:paragraph-rsid="001ef7ca"/>
    </style:style>
    <style:style style:name="P8" style:family="paragraph" style:parent-style-name="Standard">
      <style:text-properties officeooo:rsid="00088b26" officeooo:paragraph-rsid="002ed371"/>
    </style:style>
    <style:style style:name="P9" style:family="paragraph" style:parent-style-name="Standard">
      <style:text-properties officeooo:rsid="00097947" officeooo:paragraph-rsid="000f59bf"/>
    </style:style>
    <style:style style:name="P10" style:family="paragraph" style:parent-style-name="Standard">
      <style:text-properties officeooo:rsid="00097947" officeooo:paragraph-rsid="00130c1b"/>
    </style:style>
    <style:style style:name="P11" style:family="paragraph" style:parent-style-name="Standard">
      <style:text-properties officeooo:rsid="00097947" officeooo:paragraph-rsid="001ef7ca"/>
    </style:style>
    <style:style style:name="P12" style:family="paragraph" style:parent-style-name="Standard">
      <style:text-properties officeooo:rsid="00097947" officeooo:paragraph-rsid="00375521"/>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083f9e"/>
    </style:style>
    <style:style style:name="T3" style:family="text">
      <style:text-properties officeooo:rsid="0008d14c"/>
    </style:style>
    <style:style style:name="T4" style:family="text">
      <style:text-properties officeooo:rsid="00097947"/>
    </style:style>
    <style:style style:name="T5" style:family="text">
      <style:text-properties officeooo:rsid="002621cd"/>
    </style:style>
    <style:style style:name="T6" style:family="text">
      <style:text-properties officeooo:rsid="0027a0d1"/>
    </style:style>
    <style:style style:name="T7" style:family="text">
      <style:text-properties officeooo:rsid="00294837"/>
    </style:style>
    <style:style style:name="T8" style:family="text">
      <style:text-properties officeooo:rsid="002d4c1c"/>
    </style:style>
    <style:style style:name="T9" style:family="text">
      <style:text-properties officeooo:rsid="002f47b1"/>
    </style:style>
    <style:style style:name="T10" style:family="text">
      <style:text-properties officeooo:rsid="003272e3"/>
    </style:style>
    <style:style style:name="T11" style:family="text">
      <style:text-properties officeooo:rsid="00344038"/>
    </style:style>
    <style:style style:name="T12" style:family="text">
      <style:text-properties officeooo:rsid="00375521"/>
    </style:style>
    <style:style style:name="T13" style:family="text">
      <style:text-properties officeooo:rsid="003a52ad"/>
    </style:style>
    <style:style style:name="T14" style:family="text">
      <style:text-properties officeooo:rsid="003ddeb5"/>
    </style:style>
    <style:style style:name="T15" style:family="text">
      <style:text-properties officeooo:rsid="003e061a"/>
    </style:style>
    <style:style style:name="T16" style:family="text">
      <style:text-properties officeooo:rsid="003e24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odifying lguest to add suspend, resume, and snapshot</text:span> </text:p>
      <text:p text:style-name="P1"/>
      <text:p text:style-name="P3"><text:tab/>Just as the great hypervisor and virtio master Rusty Russel has laid out for us so kindly in his lguest documentation, our report shall follow the same tone. Along the way during this project <text:span text:style-name="T16">we hit the proverbial wall many times; often </text:span>smash<text:span text:style-name="T8">ing</text:span> our head<text:span text:style-name="T8">s</text:span> for many long hours only to come up empty handed. No feeling of becoming an epic ninja have been had, only long nights of suffering and pain. The path to lguest seemed to be simple. A quick visit to <text:a xlink:type="simple" xlink:href="http://lguest.ozlabs.org/">http://lguest.ozlabs.org/</text:a>, a short read of lguest: Implementing the little Linux hypervisor, and a quick look at some puppies gave us the courage to get lguest up and running... or so we thought. </text:p>
      <text:p text:style-name="P1"/>
      <text:p text:style-name="P1"><text:tab/>Lguest is contained within the kernel tree, although as our hero Rusty claimed, it seemed to <text:span text:style-name="T5">have</text:span> found its way in by accident. Many obscure flags had to be set in order to get a special version of the kernel compiled. A special disk image <text:span text:style-name="T7">with our special kernel version </text:span>had to be created using qemu to install <text:span text:style-name="T7">U</text:span>buntu <text:span text:style-name="T7">13.10</text:span> into a 5GB file to be used as the <text:span text:style-name="T7">vdi</text:span> for <text:span text:style-name="T7">the </text:span>lguest <text:span text:style-name="T7">guest</text:span>. After 72 hours, all to be shown was a partially booting <text:span text:style-name="T7">OS</text:span> that dropped into intramfs but it was good enough to begin hacking away at lguest. The first task we attempted was <text:span text:style-name="T6">the </text:span>suspend<text:span text:style-name="T5">ing</text:span> and resuming of the <text:span text:style-name="T7">OS</text:span>. A naive approach was simply to add a flag to the struct lg_cpu that said if we were suspended or not. We then inserted a check to this flag into the run_guest function. Next, we had to implement some sort of interprocess communication. We did this by adding a <text:span text:style-name="T7">U</text:span>nix <text:span text:style-name="T7">domain </text:span>socket to the userspace side of lguest that could receive commands from a script or another program. These commands would be written to the device driver setup to communicate between userspace and kernel spaces portions of lguest. After completing this task the naïve implementation of suspend and resume was completed. The passing of the control from userspace to kernel space worked flawlessly. Unfortunately when the cpu was suspended it went into an infinite loop until it resumed. This type of suspend ate up 100% of the <text:span text:style-name="T7">CPU</text:span> on the host OS. The effects of th<text:span text:style-name="T5">i</text:span>s type of suspend was not acceptable for our project. </text:p>
      <text:p text:style-name="P1"/>
      <text:p text:style-name="P8"><text:tab/>After so<text:span text:style-name="T8">me</text:span> digging around we found <text:span text:style-name="T8">the</text:span> sched_yield function that seemed <text:span text:style-name="T8">likely to</text:span> solve our issue of <text:span text:style-name="T7">CPU</text:span> cycle wasting time. After adding sched_yield to our code in <text:s/><text:span text:style-name="T2">run_guest </text:span>in our suspended check, this reduced the 100% overhead from our host cpu to only the virtualized host os. For a time we felt this may be acceptable, but not great. The machine seemed to be acceptably responsive but the use of 100% <text:span text:style-name="T7">CPU</text:span> to suspend the VM seemed <text:span text:style-name="T3">unnecessary.</text:span> <text:span text:style-name="T4">Upon further research we came across an even better solution. Instead of spin locking and waiting we would use a semaphore to put ourselves onto an interruptible queue. We ended up with a binary semaphore, inside our lg_struct, and suspending and resuming the guest OS this way resulted in much better results. When the guest is suspended it no longer even shows up on the task list for wasting any CPU time. The problem of suspending and resuming a running OS at this point was considered solved. Unfortunately through more testing we found that if we were not careful with issuing suspend and resume commands we end up with a deadlocked hypervisor. Because of this we had to add special checks for making sure that the lock wasn't currently held and if it was we would abort the issued command so we would avoid deadlocking issues.</text:span></text:p>
      <text:p text:style-name="P4"/>
      <text:p text:style-name="P9"><text:tab/>Next on the agenda was implementing a snapshot feature. Our first attempt was to simply copy all of the guest registers, and guest memory to disk. This resulted in <text:span text:style-name="T9">a multitude of </text:span>page faults, protection faults, and other heinous things. For awhile we believed that perhaps saving the page tables and shadow pages tables might be a valiant effort. We went through the trouble of navigating the shadow page tables and writing this information out to disk. For testing purposes we then immediately loaded these values back into whence they came and our guest machine still ran. Unfortunately when attempting to make use of this for loading a snapshot we were faced again with many page faults, and failures. At this point we decided to switch our efforts over to implementing live rollback instead of <text:soft-page-break/>cold snapshot restore. </text:p>
      <text:p text:style-name="P5"/>
      <text:p text:style-name="P10"><text:tab/>Rollback seemed to be working a <text:span text:style-name="T10">bit</text:span> better. Our thoughts were that we would not have to save as much kernel module state as we would for snapshot. And this got us much further, until we met the unstoppable wall know as <text:span text:style-name="T10">v</text:span>irtio. When a rollback attempt occurred the file descriptors and buffers used by <text:span text:style-name="T10">v</text:span>irtio were <text:span text:style-name="T11">so far</text:span> beyond repair that lguest would kill itself. This problem is not a problem we alone have faced though. A quick Google search found us many reports of RedHat facing the same errors that their top engineers were facing while trying to implement similar snapshotting features in their own virtualization software, and other open source solutions. At this point the snapshot features seemed to be falling out of reach quickly. </text:p>
      <text:p text:style-name="P6"/>
      <text:p text:style-name="P12"><text:tab/>After many nights of fighting with rollback and snapshot, we stumbled upon a document laid out by Rusty Russel himself of a path towards implementing the needed features in lguest. At the end of one of these feature trees our coveted snapshot was spotted. We quickly shifted our efforts to implementing these features because who would know better than Rusty on how we should implement snapshot. The tasks were split up into small chunks rated on a scale of difficulty, S(Simple), M(Medium), and A(Advanced). We quickly knocked out all the trees that lead to M-lsuspend. To finish up making M-lsuspend we also had to implement A-hsetregs. After Impelmenting M-lsuspend, and A-hsetregs, all seemed to be working. The guest memory had been written out to a memory mapped file, which was designed so that we could provide this mmaped file as an argument to be loaded again for our M-lrestore(load snapshot) function. Unfortunately again like all previous attempts we faced another seemingly impossible wall. We narrowed down our errors to a piece of assembly within lguest called the switcher. This file contains assembly code which switches between the guest and host OS. Somewhere in the switcher when we were popping off the gs register we were getting hit with a general protection fault. After two days of searching round we realized that we had not stored the guest idt and gdt. After serializing these to our mmaped file, we finally solved our general protection fault. At this point now we were only getting <text:span text:style-name="T12">unhandled</text:span> page faults; much better than our VM crashing <text:span text:style-name="T13">as a result of </text:span>general protection faults.</text:p>
      <text:p text:style-name="P7"/>
      <text:p text:style-name="P11"><text:tab/>This page fault was very odd though. It occurred during an instruction fetch. This seemed to stump us for a <text:span text:style-name="T14">inordinate</text:span> <text:span text:style-name="T15">amount</text:span> time. Finally we came upon a suggestion that we just disable linear page mapping. This fixed the instruction fetch issue but then another issue occurred further down the line. Now our guest root page directory was incorrect. Many attempts were had at trying to fix these issues. We tried serializing pgdirs. We also tried setting the cr3 of the guest to the correct gpgd since we copied all the guest memory over so they must still exist at those locations (but seemingly didn't). At some point this ended up breaking lguest more than before we even had started down this path. At this point the time being spent trying to fix these issues was adding up, but the time we had left for this project was coming to an end. This is the current state of our modified lguest. We have a working lguest with suspend, and resume. We have the guests memory being written to file and many of the important structures needed by lguest being written into the mmaped headers. Unfortunately the loading snapshot function does not work, and this is slightly disappointing, but it wasn't for a lack of trying. This is our journey of adding suspend, resume, and snapshot to lgu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5-17T22:21:41.691955631</meta:creation-date>
    <dc:date>2014-05-18T15:44:35.786540330</dc:date>
    <dc:creator>Paul Campbell</dc:creator>
    <meta:editing-duration>PT1H22M14S</meta:editing-duration>
    <meta:editing-cycles>55</meta:editing-cycles>
    <meta:generator>LibreOffice/4.2.3.3$Linux_X86_64 LibreOffice_project/420m0$Build-3</meta:generator>
    <meta:document-statistic meta:table-count="0" meta:image-count="0" meta:object-count="0" meta:page-count="2" meta:paragraph-count="8" meta:word-count="1379" meta:character-count="7945" meta:non-whitespace-character-count="6560"/>
  </office:meta>
</office:document-meta>
</file>